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02in"/>
    </style:style>
    <style:style style:name="co3" style:family="table-column">
      <style:table-column-properties fo:break-before="auto" style:column-width="1.4354in"/>
    </style:style>
    <style:style style:name="co4" style:family="table-column">
      <style:table-column-properties fo:break-before="auto" style:column-width="1.1154in"/>
    </style:style>
    <style:style style:name="co5" style:family="table-column">
      <style:table-column-properties fo:break-before="auto" style:column-width="1.128in"/>
    </style:style>
    <style:style style:name="co6" style:family="table-column">
      <style:table-column-properties fo:break-before="auto" style:column-width="1.4791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ro4" style:family="table-row">
      <style:table-row-properties style:row-height="0.1665in" fo:break-before="auto" style:use-optimal-row-height="true"/>
    </style:style>
    <style:style style:name="ro5" style:family="table-row">
      <style:table-row-properties style:row-height="0.161in" fo:break-before="auto" style:use-optimal-row-height="true"/>
    </style:style>
    <style:style style:name="ro6" style:family="table-row">
      <style:table-row-properties style:row-height="0.163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ffff"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fo:border="0.0008in solid #000000"/>
    </style:style>
    <style:style style:name="ce6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ackground-color="#66ffff" fo:border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ackground-color="#ffff99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177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110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043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06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2.394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333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66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309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931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955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799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598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lendModeManag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3" office:value-type="string">
            <text:p>WebGLManag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ounds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1" draw:text-style-name="P1" svg:width="1.1413in" svg:height="2.2563in" svg:x="3.711in" svg:y="0.0039in" draw:caption-point-x="-0.2402in" draw:caption-point-y="0.1878in">
              <dc:creator>LS</dc:creator>
              <dc:date>2018-04-01T00:00:00</dc:date>
              <text:p text:style-name="P1"><text:span text:style-name="T1">Bounds-flow.js:344:20-28: [class: Rectangle]</text:span></text:p>
              <text:p text:style-name="P1"><text:span text:style-name="T1">Bounds-flow.js:344:20-34: Rectangle</text:span></text:p>
              <text:p text:style-name="P1"><text:span text:style-name="T1">Bounds-flow.js:347:24-48: Rectangle</text:span></text:p>
              <text:p text:style-name="P1"><text:span text:style-name="T1">Bounds-flow.js:347:28-36: [class: Rectangle]</text:span></text:p>
            </office:annotation>
            <text:p>4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590">
            <text:p>590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CanvasMaskManag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>
          <table:table-cell table:number-columns-repeated="3"/>
        </table:table-row>
      </table:table>
      <table:table table:name="CanvasRenderer" table:style-name="ta1" table:print="false">
        <table:table-column table:style-name="co4" table:default-cell-style-name="ce1"/>
        <table:table-column table:style-name="co1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CanvasMaskManager</text:p>
          </table:table-cell>
          <table:table-cell table:style-name="ce9" office:value-type="float" office:value="1">
            <office:annotation draw:style-name="gr2" draw:text-style-name="P1" svg:width="1.1413in" svg:height="0.8567in" svg:x="2.2362in" svg:y="0in" draw:caption-point-x="-0.2402in" draw:caption-point-y="0.1799in">
              <dc:creator>LS</dc:creator>
              <dc:date>2018-09-04T00:00:00</dc:date>
              <text:p text:style-name="P1"><text:span text:style-name="T1">CanvasRenderer-flow.js:795:32-48: [class: CanvasMaskManager]</text:span></text:p>
            </office:annotation>
            <text:p>1</text:p>
          </table:table-cell>
          <table:table-cell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Canvas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3" draw:text-style-name="P1" svg:width="1.1413in" svg:height="3.1894in" svg:x="3.1252in" svg:y="0in" draw:caption-point-x="-0.2402in" draw:caption-point-y="0.3555in">
              <dc:creator>LS</dc:creator>
              <dc:date>2018-09-04T00:00:00</dc:date>
              <text:p text:style-name="P1"><text:span text:style-name="T1">CanvasRenderer-flow.js:863:57-74: [class: CanvasRenderTarget]</text:span></text:p>
              <text:p text:style-name="P1"><text:span text:style-name="T1">CanvasRenderer-flow.js:868:40-72: CanvasRenderTarget</text:span></text:p>
              <text:p text:style-name="P1"><text:span text:style-name="T1">CanvasRenderer-flow.js:872:28-60: CanvasRenderTarget</text:span></text:p>
              <text:p text:style-name="P1"><text:span text:style-name="T1">CanvasRenderer-flow.js:873:31-63: CanvasRenderTarget</text:span></text:p>
            </office:annotation>
            <text:p>4</text:p>
          </table:table-cell>
        </table:table-row>
        <table:table-row table:style-name="ro2">
          <table:table-cell table:style-name="ce3" office:value-type="string">
            <text:p>SystemRenderer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751">
            <text:p>75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003">
            <text:p>1003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anvasRenderTarget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nvasRenderTarge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ircle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4" draw:text-style-name="P1" svg:width="1.1413in" svg:height="1.1677in" svg:x="3.711in" svg:y="0.0043in" draw:caption-point-x="-0.2402in" draw:caption-point-y="0.1874in">
              <dc:creator>LS</dc:creator>
              <dc:date>2018-04-01T00:00:00</dc:date>
              <text:p text:style-name="P1"><text:span text:style-name="T1">Circle-flow.js:349:16-106: Rectangle</text:span></text:p>
              <text:p text:style-name="P1"><text:span text:style-name="T1">Circle-flow.js:349:20-28: [class: Rectangle]</text:span></text:p>
            </office:annotation>
            <text:p>2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351">
            <text:p>351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ircl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Container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10" office:value-type="string">
            <text:p>DisplayObject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DisplayObject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TransformStatic</text:p>
          </table:table-cell>
          <table:table-cell table:style-name="ce9" office:value-type="float" office:value="1">
            <office:annotation draw:style-name="gr5" draw:text-style-name="P1" svg:width="1.1413in" svg:height="0.7012in" svg:x="2.2811in" svg:y="0.015in" draw:caption-point-x="-0.2402in" draw:caption-point-y="0.165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6" draw:text-style-name="P1" svg:width="1.1413in" svg:height="4.1224in" svg:x="3.711in" svg:y="0.015in" draw:caption-point-x="-0.2402in" draw:caption-point-y="0.165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83-97: [class: TransformStatic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Transform</text:p>
          </table:table-cell>
          <table:table-cell table:style-name="ce9" office:value-type="float" office:value="1">
            <office:annotation draw:style-name="gr5" draw:text-style-name="P1" svg:width="1.1413in" svg:height="0.7012in" svg:x="2.2811in" svg:y="0.028in" draw:caption-point-x="-0.2402in" draw:caption-point-y="0.3276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6" draw:text-style-name="P1" svg:width="1.1413in" svg:height="4.1224in" svg:x="3.711in" svg:y="0.028in" draw:caption-point-x="-0.2402in" draw:caption-point-y="0.3276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101-109: [class: Transform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Bounds</text:p>
          </table:table-cell>
          <table:table-cell table:style-name="ce9" office:value-type="float" office:value="1">
            <office:annotation draw:style-name="gr7" draw:text-style-name="P1" svg:width="1.1413in" svg:height="0.5457in" svg:x="2.2811in" svg:y="0.0413in" draw:caption-point-x="-0.2402in" draw:caption-point-y="0.4902in">
              <dc:creator>LS</dc:creator>
              <dc:date>2018-03-19T00:00:00</dc:date>
              <text:p text:style-name="P1"><text:span text:style-name="T1">DisplayObject-flow.js:1147:9-35: Bounds</text:span></text:p>
            </office:annotation>
            <text:p>1</text:p>
          </table:table-cell>
          <table:table-cell table:style-name="ce9" office:value-type="float" office:value="2">
            <office:annotation draw:style-name="gr4" draw:text-style-name="P1" svg:width="1.1413in" svg:height="1.1677in" svg:x="3.711in" svg:y="0.0413in" draw:caption-point-x="-0.2402in" draw:caption-point-y="0.4902in">
              <dc:creator>LS</dc:creator>
              <dc:date>2018-03-19T00:00:00</dc:date>
              <text:p text:style-name="P1"><text:span text:style-name="T1">DisplayObject-flow.js:1147:24-35: Bounds</text:span></text:p>
              <text:p text:style-name="P1"><text:span text:style-name="T1">DisplayObject-flow.js:1147:28-33: [class: Bounds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8" draw:text-style-name="P1" svg:width="1.1413in" svg:height="1.0122in" svg:x="2.2811in" svg:y="0.1118in" draw:caption-point-x="-0.2402in" draw:caption-point-y="0.5953in">
              <dc:creator>LS</dc:creator>
              <dc:date>2018-03-19T00:00:00</dc:date>
              <text:p text:style-name="P1"><text:span text:style-name="T1">DisplayObject-flow.js:1242:17-50: Rectangle</text:span></text:p>
              <text:p text:style-name="P1"><text:span text:style-name="T1">DisplayObject-flow.js:1269:17-55: Rectangle</text:span></text:p>
            </office:annotation>
            <text:p>2</text:p>
          </table:table-cell>
          <table:table-cell table:style-name="ce9" office:value-type="float" office:value="12">
            <office:annotation draw:style-name="gr9" draw:text-style-name="P1" svg:width="1.1413in" svg:height="6.1441in" svg:x="3.711in" svg:y="0.1122in" draw:caption-point-x="-0.2402in" draw:caption-point-y="0.5949in">
              <dc:creator>LS</dc:creator>
              <dc:date>2018-03-19T00:00:00</dc:date>
              <text:p text:style-name="P1"><text:span text:style-name="T1">DisplayObject-flow.js:1238:14-17: Rectangle</text:span></text:p>
              <text:p text:style-name="P1"><text:span text:style-name="T1">DisplayObject-flow.js:1242:36-50: Rectangle</text:span></text:p>
              <text:p text:style-name="P1"><text:span text:style-name="T1">DisplayObject-flow.js:1242:40-48: [class: Rectangle]</text:span></text:p>
              <text:p text:style-name="P1"><text:span text:style-name="T1">DisplayObject-flow.js:1245:13-35: Rectangle</text:span></text:p>
              <text:p text:style-name="P1"><text:span text:style-name="T1">DisplayObject-flow.js:1245:20-35: Rectangle</text:span></text:p>
              <text:p text:style-name="P1"><text:span text:style-name="T1">DisplayObject-flow.js:1248:42-45: Rectangle</text:span></text:p>
              <text:p text:style-name="P1"><text:span text:style-name="T1">DisplayObject-flow.js:1265:14-17: void | Rectangle</text:span></text:p>
              <text:p text:style-name="P1"><text:span text:style-name="T1">DisplayObject-flow.js:1269:41-55: Rectangle</text:span></text:p>
              <text:p text:style-name="P1"><text:span text:style-name="T1">DisplayObject-flow.js:1269:45-53: [class: Rectangle]</text:span></text:p>
              <text:p text:style-name="P1"><text:span text:style-name="T1">DisplayObject-flow.js:1272:13-40: Rectangle</text:span></text:p>
              <text:p text:style-name="P1"><text:span text:style-name="T1">DisplayObject-flow.js:1272:20-40: Rectangle</text:span></text:p>
              <text:p text:style-name="P1"><text:span text:style-name="T1">DisplayObject-flow.js:1275:46-49: Rectangle</text:span></text:p>
            </office:annotation>
            <text:p>12</text:p>
          </table:table-cell>
        </table:table-row>
        <table:table-row table:style-name="ro2">
          <table:table-cell table:style-name="ce3" office:value-type="string">
            <text:p>EventEmitter</text:p>
          </table:table-cell>
          <table:table-cell table:style-name="ce9">
            <office:annotation draw:style-name="gr7" draw:text-style-name="P1" svg:width="1.1413in" svg:height="0.5457in" svg:x="2.2811in" svg:y="0.287in" draw:caption-point-x="-0.2402in" draw:caption-point-y="0.5957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048">
            <text:p>104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716">
            <text:p>1716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DisplayObjec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1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Ellipse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4" draw:text-style-name="P1" svg:width="1.1413in" svg:height="1.1677in" svg:x="3.711in" svg:y="0.0114in" draw:caption-point-x="-0.2402in" draw:caption-point-y="0.1803in">
              <dc:creator>LS</dc:creator>
              <dc:date>2018-04-01T00:00:00</dc:date>
              <text:p text:style-name="P1"><text:span text:style-name="T1">Ellipse-flow.js:356:16-96: Rectangle</text:span></text:p>
              <text:p text:style-name="P1"><text:span text:style-name="T1">Ellipse-flow.js:356:20-28: [class: Rectangle]</text:span></text:p>
            </office:annotation>
            <text:p>2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359">
            <text:p>359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Ellips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Filt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 table:number-rows-repeated="2">
          <table:table-cell table:style-name="ce2"/>
          <table:table-cell table:style-name="ce9" table:number-columns-repeated="2"/>
        </table:table-row>
        <table:table-row table:style-name="ro5">
          <table:table-cell table:style-name="ce3"/>
          <table:table-cell table:style-name="ce9" table:number-columns-repeated="2"/>
        </table:table-row>
        <table:table-row table:style-name="ro5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Filter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Manag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2" office:value-type="string">
            <text:p>Rectangl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5">
          <table:table-cell table:style-name="ce2" office:value-type="string">
            <text:p>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0" draw:text-style-name="P1" svg:width="1.1413in" svg:height="1.3232in" svg:x="2.9031in" svg:y="0in" draw:caption-point-x="-0.2402in" draw:caption-point-y="0.3252in">
              <dc:creator>LS</dc:creator>
              <dc:date>2018-09-13T00:00:00</dc:date>
              <text:p text:style-name="P1"><text:span text:style-name="T1">FilterManager-flow.js:1390:54-103: RenderTarget</text:span></text:p>
              <text:p text:style-name="P1"><text:span text:style-name="T1">FilterManager-flow.js:1390:58-69: [class: RenderTarget]</text:span></text:p>
            </office:annotation>
            <text:p>2</text:p>
          </table:table-cell>
        </table:table-row>
        <table:table-row table:style-name="ro5">
          <table:table-cell table:style-name="ce2" office:value-type="string">
            <text:p>Quad</text:p>
          </table:table-cell>
          <table:table-cell table:style-name="ce9" office:value-type="float" office:value="1">
            <office:annotation draw:style-name="gr7" draw:text-style-name="P1" svg:width="1.1413in" svg:height="0.5457in" svg:x="2.0142in" svg:y="0in" draw:caption-point-x="-0.2402in" draw:caption-point-y="0.4858in">
              <dc:creator>LS</dc:creator>
              <dc:date>2018-09-13T00:00:00</dc:date>
              <text:p text:style-name="P1"><text:span text:style-name="T1">FilterManager-flow.js:930:9-65: Quad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0122in" svg:x="2.9031in" svg:y="0in" draw:caption-point-x="-0.2402in" draw:caption-point-y="0.4858in">
              <dc:creator>LS</dc:creator>
              <dc:date>2018-09-13T00:00:00</dc:date>
              <text:p text:style-name="P1"><text:span text:style-name="T1">FilterManager-flow.js:930:21-65: Quad</text:span></text:p>
              <text:p text:style-name="P1"><text:span text:style-name="T1">FilterManager-flow.js:930:25-28: [class: Quad]</text:span></text:p>
            </office:annotation>
            <text:p>2</text:p>
          </table:table-cell>
        </table:table-row>
        <table:table-row table:style-name="ro5">
          <table:table-cell table:style-name="ce7" office:value-type="string">
            <text:p>FilterStat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9">
            <office:annotation draw:style-name="gr11" draw:text-style-name="P1" svg:width="1.1413in" svg:height="22.4728in" svg:x="2.9031in" svg:y="0.0508in" draw:caption-point-x="-0.2402in" draw:caption-point-y="0.5953in">
              <dc:creator>LS</dc:creator>
              <dc:date>2018-09-13T00:00:00</dc:date>
              <text:p text:style-name="P1"><text:span text:style-name="T1">FilterManager-flow.js:949:13-22: {index: number, stack: [FilterState]}</text:span></text:p>
              <text:p text:style-name="P1"><text:span text:style-name="T1">FilterManager-flow.js:956:19-29: FilterState</text:span></text:p>
              <text:p text:style-name="P1"><text:span text:style-name="T1">FilterManager-flow.js:956:33-49: FilterState</text:span></text:p>
              <text:p text:style-name="P1"><text:span text:style-name="T1">FilterManager-flow.js:956:37-47: [class: FilterState]</text:span></text:p>
              <text:p text:style-name="P1"><text:span text:style-name="T1">FilterManager-flow.js:958:13-23: FilterState</text:span></text:p>
              <text:p text:style-name="P1"><text:span text:style-name="T1">FilterManager-flow.js:958:39-49: FilterState</text:span></text:p>
              <text:p text:style-name="P1"><text:span text:style-name="T1">FilterManager-flow.js:959:13-23: FilterState</text:span></text:p>
              <text:p text:style-name="P1"><text:span text:style-name="T1">FilterManager-flow.js:961:13,964:13: {index: number, stack: [FilterState]}</text:span></text:p>
              <text:p text:style-name="P1"><text:span text:style-name="T1">FilterManager-flow.js:961:60,964:13: {index: number, stack: [FilterState]}</text:span></text:p>
              <text:p text:style-name="P1"><text:span text:style-name="T1">FilterManager-flow.js:961:73,964:13: {index: number, stack: [FilterState]}</text:span></text:p>
              <text:p text:style-name="P1"><text:span text:style-name="T1">FilterManager-flow.js:963:24-36: [FilterState]</text:span></text:p>
              <text:p text:style-name="P1"><text:span text:style-name="T1">FilterManager-flow.js:963:25-35: FilterState</text:span></text:p>
              <text:p text:style-name="P1"><text:span text:style-name="T1">FilterManager-flow.js:966:13-40: {index: number, stack: [FilterState]}</text:span></text:p>
              <text:p text:style-name="P1"><text:span text:style-name="T1">FilterManager-flow.js:966:31-40: {index: number, stack: [FilterState]}</text:span></text:p>
              <text:p text:style-name="P1"><text:span text:style-name="T1">FilterManager-flow.js:970:13-24: FilterState</text:span></text:p>
              <text:p text:style-name="P1"><text:span text:style-name="T1">FilterManager-flow.js:970:28-37: {index: number, stack: [FilterState]}</text:span></text:p>
              <text:p text:style-name="P1"><text:span text:style-name="T1">FilterManager-flow.js:970:28-43: [FilterState]</text:span></text:p>
              <text:p text:style-name="P1"><text:span text:style-name="T1">FilterManager-flow.js:970:28-63: FilterState</text:span></text:p>
              <text:p text:style-name="P1"><text:span text:style-name="T1">FilterManager-flow.js:970:47-56: {index: number, stack: [FilterState]}</text:span></text:p>
              <text:p text:style-name="P1"><text:span text:style-name="T1">FilterManager-flow.js:972:14-25: FilterState</text:span></text:p>
              <text:p text:style-name="P1"><text:span text:style-name="T1">FilterManager-flow.js:974:13-81: FilterState</text:span></text:p>
              <text:p text:style-name="P1"><text:span text:style-name="T1">FilterManager-flow.js:974:28-37: {index: number, stack: [FilterState]}</text:span></text:p>
              <text:p text:style-name="P1"><text:span text:style-name="T1">FilterManager-flow.js:974:28-43: [FilterState]</text:span></text:p>
              <text:p text:style-name="P1"><text:span text:style-name="T1">FilterManager-flow.js:974:28-81: FilterState</text:span></text:p>
              <text:p text:style-name="P1"><text:span text:style-name="T1">FilterManager-flow.js:974:45-54: {index: number, stack: [FilterState]}</text:span></text:p>
              <text:p text:style-name="P1"><text:span text:style-name="T1">FilterManager-flow.js:974:65-81: FilterState</text:span></text:p>
              <text:p text:style-name="P1"><text:span text:style-name="T1">FilterManager-flow.js:974:69-79: [class: FilterState]</text:span></text:p>
              <text:p text:style-name="P1"><text:span text:style-name="T1">FilterManager-flow.js:981:29-40: FilterState</text:span></text:p>
              <text:p text:style-name="P1"><text:span text:style-name="T1">FilterManager-flow.js:982:34-45: FilterState</text:span></text:p>
              <text:p text:style-name="P1"><text:span text:style-name="T1">FilterManager-flow.js:989:13-22: {index: number, stack: [FilterState]}</text:span></text:p>
              <text:p text:style-name="P1"><text:span text:style-name="T1">FilterManager-flow.js:989:13-28: [FilterState]</text:span></text:p>
              <text:p text:style-name="P1"><text:span text:style-name="T1">FilterManager-flow.js:989:13-31: FilterState</text:span></text:p>
              <text:p text:style-name="P1"><text:span text:style-name="T1">FilterManager-flow.js:996:29-38: {index: number, stack: [FilterState]}</text:span></text:p>
              <text:p text:style-name="P1"><text:span text:style-name="T1">FilterManager-flow.js:996:29-44: [FilterState]</text:span></text:p>
              <text:p text:style-name="P1"><text:span text:style-name="T1">FilterManager-flow.js:996:29-47: FilterState</text:span></text:p>
              <text:p text:style-name="P1"><text:span text:style-name="T1">FilterManager-flow.js:1011:9-20: FilterState</text:span></text:p>
              <text:p text:style-name="P1"><text:span text:style-name="T1">FilterManager-flow.js:1012:9-20: FilterState</text:span></text:p>
              <text:p text:style-name="P1"><text:span text:style-name="T1">FilterManager-flow.js:1013:9-20: FilterState</text:span></text:p>
              <text:p text:style-name="P1"><text:span text:style-name="T1">FilterManager-flow.js:1014:9-20: FilterState</text:span></text:p>
              <text:p text:style-name="P1"><text:span text:style-name="T1"/></text:p>
            </office:annotation>
            <text:p>39</text:p>
          </table:table-cell>
        </table:table-row>
        <table:table-row table:style-name="ro5">
          <table:table-cell table:style-name="ce3" office:value-type="string">
            <text:p>WebGLManager</text:p>
          </table:table-cell>
          <table:table-cell table:style-name="ce9" table:number-columns-repeated="2"/>
        </table:table-row>
        <table:table-row table:style-name="ro5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919">
            <text:p>919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1436">
            <text:p>1436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State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8" draw:text-style-name="P1" svg:width="1.1413in" svg:height="1.0122in" svg:x="2.0142in" svg:y="0in" draw:caption-point-x="-0.2402in" draw:caption-point-y="0.1697in">
              <dc:creator>LS</dc:creator>
              <dc:date>2018-09-13T00:00:00</dc:date>
              <text:p text:style-name="P1"><text:span text:style-name="T1">FilterManager-flow.js:906:9-42: Rectangle</text:span></text:p>
              <text:p text:style-name="P1"><text:span text:style-name="T1">FilterManager-flow.js:907:9-47: Rectangle</text:span></text:p>
            </office:annotation>
            <text:p>2</text:p>
          </table:table-cell>
          <table:table-cell table:style-name="ce9" office:value-type="float" office:value="4">
            <office:annotation draw:style-name="gr12" draw:text-style-name="P1" svg:width="1.1413in" svg:height="2.4118in" svg:x="2.9031in" svg:y="0in" draw:caption-point-x="-0.2402in" draw:caption-point-y="0.1697in">
              <dc:creator>LS</dc:creator>
              <dc:date>2018-09-13T00:00:00</dc:date>
              <text:p text:style-name="P1"><text:span text:style-name="T1">FilterManager-flow.js:906:28-42: Rectangle</text:span></text:p>
              <text:p text:style-name="P1"><text:span text:style-name="T1">FilterManager-flow.js:906:32-40: [class: Rectangle]</text:span></text:p>
              <text:p text:style-name="P1"><text:span text:style-name="T1">FilterManager-flow.js:907:33-47: Rectangle</text:span></text:p>
              <text:p text:style-name="P1"><text:span text:style-name="T1">FilterManager-flow.js:907:37-45: [class: Rectangle]</text:span></text:p>
              <text:p text:style-name="P1"><text:span text:style-name="T1"/></text:p>
            </office:annotation>
            <text:p>4</text:p>
          </table:table-cell>
        </table:table-row>
        <table:table-row table:style-name="ro5">
          <table:table-cell table:style-name="ce2"/>
          <table:table-cell table:style-name="ce9" table:number-columns-repeated="2"/>
        </table:table-row>
        <table:table-row table:style-name="ro5">
          <table:table-cell table:style-name="ce3"/>
          <table:table-cell table:style-name="ce9" table:number-columns-repeated="2"/>
        </table:table-row>
        <table:table-row table:style-name="ro5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898">
            <text:p>898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913">
            <text:p>913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atrix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13" draw:text-style-name="P1" svg:width="1.1413in" svg:height="1.9453in" svg:x="3.711in" svg:y="0in" draw:caption-point-x="-0.2402in" draw:caption-point-y="0.1697in">
              <dc:creator>LS</dc:creator>
              <dc:date>2018-04-01T00:00:00</dc:date>
              <text:p text:style-name="P1"><text:span text:style-name="T1">Matrix-flow.js:233:28-38: Point</text:span></text:p>
              <text:p text:style-name="P1"><text:span text:style-name="T1">Matrix-flow.js:233:32-36: [class: Point]</text:span></text:p>
              <text:p text:style-name="P1"><text:span text:style-name="T1">Matrix-flow.js:254:28-38: Point</text:span></text:p>
              <text:p text:style-name="P1"><text:span text:style-name="T1">Matrix-flow.js:254:32-36: [class: Point]</text:span></text:p>
            </office:annotation>
            <text:p>4</text:p>
          </table:table-cell>
        </table:table-row>
        <table:table-row table:style-name="ro5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87">
            <text:p>87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562">
            <text:p>562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Matrix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7">
          <table:table-cell table:style-name="Default"/>
          <table:table-cell table:number-columns-repeated="2"/>
        </table:table-row>
        <table:table-row table:style-name="ro4" table:number-rows-repeated="1048548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MaskManager" table:style-name="ta1" table:print="false">
        <table:table-column table:style-name="co5" table:default-cell-style-name="ce1"/>
        <table:table-column table:style-name="co1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6">
          <table:table-cell table:style-name="ce2" office:value-type="string">
            <text:p>SpriteMaskFilt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1">
            <office:annotation draw:style-name="gr14" draw:text-style-name="P1" svg:width="1.1413in" svg:height="7.3882in" svg:x="3.1378in" svg:y="0in" draw:caption-point-x="-0.2402in" draw:caption-point-y="0.1661in">
              <dc:creator>LS</dc:creator>
              <dc:date>2018-09-19T00:00:00</dc:date>
              <text:p text:style-name="P1">MaskManager-flow.js:186:13-27: [SpriteMaskFilter]</text:p>
              <text:p text:style-name="P1">MaskManager-flow.js:190:13-104: [SpriteMaskFilter]</text:p>
              <text:p text:style-name="P1">MaskManager-flow.js:190:31-104: [SpriteMaskFilter]</text:p>
              <text:p text:style-name="P1">MaskManager-flow.js:190:73-104: [SpriteMaskFilter]</text:p>
              <text:p text:style-name="P1">MaskManager-flow.js:190:74-103: SpriteMaskFilter</text:p>
              <text:p text:style-name="P1">MaskManager-flow.js:190:78-93: [class: SpriteMaskFilter]</text:p>
              <text:p text:style-name="P1">MaskManager-flow.js:193:9-23: [SpriteMaskFilter]</text:p>
              <text:p text:style-name="P1">MaskManager-flow.js:193:9-26: SpriteMaskFilter</text:p>
              <text:p text:style-name="P1">MaskManager-flow.js:194:9-23: [SpriteMaskFilter]</text:p>
              <text:p text:style-name="P1">MaskManager-flow.js:194:9-26: SpriteMaskFilter</text:p>
              <text:p text:style-name="P1">MaskManager-flow.js:199:56-70: [SpriteMaskFilter]</text:p>
            </office:annotation>
            <text:p>11</text:p>
          </table:table-cell>
        </table:table-row>
        <table:table-row table:style-name="ro5">
          <table:table-cell table:style-name="ce3" office:value-type="string">
            <text:p>WebGLManager</text:p>
          </table:table-cell>
          <table:table-cell table:style-name="ce9" table:number-columns-repeated="2"/>
        </table:table-row>
        <table:table-row table:style-name="ro5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office:value-type="float" office:value="97">
            <text:p>97</text:p>
          </table:table-cell>
          <table:table-cell/>
        </table:table-row>
        <table:table-row table:style-name="ro6">
          <table:table-cell table:style-name="ce4" office:value-type="string">
            <text:p>Src Final Line:</text:p>
          </table:table-cell>
          <table:table-cell office:value-type="float" office:value="282">
            <text:p>282</text:p>
          </table:table-cell>
          <table:table-cell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MaskManager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ObservablePoint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Point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Polygon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office:annotation draw:style-name="gr15" draw:text-style-name="P1" svg:width="1.1413in" svg:height="8.0102in" svg:x="3.711in" svg:y="0in" draw:caption-point-x="-0.2402in" draw:caption-point-y="0.1697in">
              <dc:creator>LS</dc:creator>
              <dc:date>2018-04-01T00:00:00</dc:date>
              <text:p text:style-name="P1"><text:span text:style-name="T1">Polygon-flow.js:102:27-35: number | [number, number, number, number, number, number] | [Point, Point, Point] | Point</text:span></text:p>
              <text:p text:style-name="P1"><text:span text:style-name="T1">Polygon-flow.js:104:13-30: [number | Point, number | Point, number | Point]</text:span></text:p>
              <text:p text:style-name="P1"><text:span text:style-name="T1">Polygon-flow.js:104:22-30: [number | Point, number | Point, number | Point]</text:span></text:p>
              <text:p text:style-name="P1"><text:span text:style-name="T1">Polygon-flow.js:108:13-21: number | [number, number, number, number, number, number] | [Point, Point, Point] | Point</text:span></text:p>
              <text:p text:style-name="P1"><text:span text:style-name="T1">Polygon-flow.js:108:34-38: [class: Point]</text:span></text:p>
              <text:p text:style-name="P1"><text:span text:style-name="T1">Polygon-flow.js:114:24-32: number | [number, number, number, number, number, number] | [Point, Point, Point] | Point</text:span></text:p>
              <text:p text:style-name="P1"><text:span text:style-name="T1">Polygon-flow.js:114:37-45: number | [number, number, number, number, number, number] | [Point, Point, Point] | Point</text:span></text:p>
            </office:annotation>
            <text:p>23</text:p>
          </table:table-cell>
        </table:table-row>
        <table:table-row table:style-name="ro5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91">
            <text:p>91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96">
            <text:p>19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Polygon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7">
          <table:table-cell table:style-name="Default"/>
          <table:table-cell table:number-columns-repeated="2"/>
        </table:table-row>
        <table:table-row table:style-name="ro4" table:number-rows-repeated="1048548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Quad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 table:number-rows-repeated="2">
          <table:table-cell table:style-name="ce2"/>
          <table:table-cell table:style-name="ce9" table:number-columns-repeated="2"/>
        </table:table-row>
        <table:table-row table:style-name="ro5">
          <table:table-cell table:style-name="ce3"/>
          <table:table-cell table:style-name="ce9" table:number-columns-repeated="2"/>
        </table:table-row>
        <table:table-row table:style-name="ro5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Quad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ctangle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2"/>
          <table:table-cell table:style-name="ce9" table:number-columns-repeated="2"/>
        </table:table-row>
        <table:table-row table:style-name="ro5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3">
            <text:p>23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266">
            <text:p>26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RenderTarget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7" draw:text-style-name="P1" svg:width="1.1413in" svg:height="0.5457in" svg:x="2.0142in" svg:y="0in" draw:caption-point-x="-0.2402in" draw:caption-point-y="0.1661in">
              <dc:creator>LS</dc:creator>
              <dc:date>2018-09-19T00:00:00</dc:date>
              <text:p text:style-name="P1">RenderTarget-flow.js:823:9-44: Matrix</text:p>
            </office:annotation>
            <text:p>1</text:p>
          </table:table-cell>
          <table:table-cell table:style-name="ce9" office:value-type="float" office:value="2">
            <office:annotation draw:style-name="gr16" draw:text-style-name="P1" svg:width="1.1413in" svg:height="1.1677in" svg:x="2.9031in" svg:y="0in" draw:caption-point-x="-0.2402in" draw:caption-point-y="0.1665in">
              <dc:creator>LS</dc:creator>
              <dc:date>2018-09-19T00:00:00</dc:date>
              <text:p text:style-name="P1">RenderTarget-flow.js:823:33-44: Matrix</text:p>
              <text:p text:style-name="P1">RenderTarget-flow.js:823:37-42: [class: Matrix]</text:p>
            </office:annotation>
            <text:p>2</text:p>
          </table:table-cell>
        </table:table-row>
        <table:table-row table:style-name="ro6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7" draw:text-style-name="P1" svg:width="1.1413in" svg:height="1.0122in" svg:x="2.0142in" svg:y="0in" draw:caption-point-x="-0.2402in" draw:caption-point-y="0.3268in">
              <dc:creator>LS</dc:creator>
              <dc:date>2018-09-19T00:00:00</dc:date>
              <text:p text:style-name="P1">RenderTarget-flow.js:808:9-45: Rectangle</text:p>
              <text:p text:style-name="P1">RenderTarget-flow.js:844:9-43: Rectangle</text:p>
            </office:annotation>
            <text:p>2</text:p>
          </table:table-cell>
          <table:table-cell table:style-name="ce9" office:value-type="float" office:value="4">
            <office:annotation draw:style-name="gr1" draw:text-style-name="P1" svg:width="1.1413in" svg:height="2.2563in" svg:x="2.9031in" svg:y="0in" draw:caption-point-x="-0.2402in" draw:caption-point-y="0.3268in">
              <dc:creator>LS</dc:creator>
              <dc:date>2018-09-19T00:00:00</dc:date>
              <text:p text:style-name="P1">RenderTarget-flow.js:808:21-45: Rectangle</text:p>
              <text:p text:style-name="P1">RenderTarget-flow.js:808:25-33: [class: Rectangle]</text:p>
              <text:p text:style-name="P1">RenderTarget-flow.js:844:29-43: Rectangle</text:p>
              <text:p text:style-name="P1">RenderTarget-flow.js:844:33-41: [class: Rectangle]</text:p>
            </office:annotation>
            <text:p>4</text:p>
          </table:table-cell>
        </table:table-row>
        <table:table-row table:style-name="ro5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office:value-type="float" office:value="759">
            <text:p>759</text:p>
          </table:table-cell>
          <table:table-cell/>
        </table:table-row>
        <table:table-row table:style-name="ro6">
          <table:table-cell table:style-name="ce4" office:value-type="string">
            <text:p>Src Final Line:</text:p>
          </table:table-cell>
          <table:table-cell office:value-type="float" office:value="1075">
            <text:p>1075</text:p>
          </table:table-cell>
          <table:table-cell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RenderTarget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oundedRectangle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SpriteMaskFilt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7" draw:text-style-name="P1" svg:width="1.1413in" svg:height="0.5457in" svg:x="2.0142in" svg:y="0in" draw:caption-point-x="-0.2402in" draw:caption-point-y="0.1874in">
              <dc:creator>LS</dc:creator>
              <dc:date>2018-09-13T00:00:00</dc:date>
              <text:p text:style-name="P1"><text:span text:style-name="T1">SpriteMaskFilter-flow.js:675:9-36: Matrix</text:span></text:p>
            </office:annotation>
            <text:p>1</text:p>
          </table:table-cell>
          <table:table-cell table:style-name="ce9" office:value-type="float" office:value="4">
            <office:annotation draw:style-name="gr17" draw:text-style-name="P1" svg:width="1.1413in" svg:height="2.1008in" svg:x="2.9031in" svg:y="0in" draw:caption-point-x="-0.2402in" draw:caption-point-y="0.1874in">
              <dc:creator>LS</dc:creator>
              <dc:date>2018-09-13T00:00:00</dc:date>
              <text:p text:style-name="P1"><text:span text:style-name="T1">SpriteMaskFilter-flow.js:665:15-24: Matrix</text:span></text:p>
              <text:p text:style-name="P1"><text:span text:style-name="T1">SpriteMaskFilter-flow.js:665:28-39: Matrix</text:span></text:p>
              <text:p text:style-name="P1"><text:span text:style-name="T1">SpriteMaskFilter-flow.js:665:32-37: [class: Matrix]</text:span></text:p>
              <text:p text:style-name="P1"><text:span text:style-name="T1">SpriteMaskFilter-flow.js:675:27-36: Matrix</text:span></text:p>
            </office:annotation>
            <text:p>4</text:p>
          </table:table-cell>
        </table:table-row>
        <table:table-row table:style-name="ro1">
          <table:table-cell table:style-name="ce3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649">
            <text:p>649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696">
            <text:p>696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SpriteMaskFilt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ystemRender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2"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">
            <office:annotation draw:style-name="gr18" draw:text-style-name="P1" svg:width="1.1413in" svg:height="3.0339in" svg:x="2.9031in" svg:y="0.0248in" draw:caption-point-x="-0.2402in" draw:caption-point-y="0.1453in">
              <dc:creator>LS</dc:creator>
              <dc:date>2018-09-11T00:00:00</dc:date>
              <text:p text:style-name="P1"><text:span text:style-name="T1">SystemRenderer-flow.js:1310:7-16: Matrix</text:span></text:p>
              <text:p text:style-name="P1"><text:span text:style-name="T1">SystemRenderer-flow.js:1310:20-31: Matrix</text:span></text:p>
              <text:p text:style-name="P1"><text:span text:style-name="T1">SystemRenderer-flow.js:1310:24-29: [class: Matrix]</text:span></text:p>
              <text:p text:style-name="P1"><text:span text:style-name="T1">SystemRenderer-flow.js:1531:9-18: Matrix</text:span></text:p>
              <text:p text:style-name="P1"><text:span text:style-name="T1">SystemRenderer-flow.js:1532:9-18: Matrix</text:span></text:p>
              <text:p text:style-name="P1"><text:span text:style-name="T1">SystemRenderer-flow.js:1534:58-67: Matrix</text:span></text:p>
            </office:annotation>
            <text:p>6</text:p>
          </table:table-cell>
        </table:table-row>
        <table:table-row table:style-name="ro4">
          <table:table-cell table:style-name="ce2" office:value-type="string">
            <text:p>Container</text:p>
          </table:table-cell>
          <table:table-cell table:style-name="ce9" office:value-type="float" office:value="2">
            <office:annotation draw:style-name="gr8" draw:text-style-name="P1" svg:width="1.1413in" svg:height="1.0122in" svg:x="2.0142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9-55: Container</text:span></text:p>
              <text:p text:style-name="P1"><text:span text:style-name="T1">SystemRenderer-flow.js:1492:9-64: Container</text:span></text:p>
            </office:annotation>
            <text:p>2</text:p>
          </table:table-cell>
          <table:table-cell table:style-name="ce9" office:value-type="float" office:value="3">
            <office:annotation draw:style-name="gr19" draw:text-style-name="P1" svg:width="1.1413in" svg:height="1.6343in" svg:x="2.9031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41-55: Container</text:span></text:p>
              <text:p text:style-name="P1"><text:span text:style-name="T1">SystemRenderer-flow.js:1484:45-53: [class: Container]</text:span></text:p>
              <text:p text:style-name="P1"><text:span text:style-name="T1">SystemRenderer-flow.js:1492:36-64: Container</text:span></text:p>
            </office:annotation>
            <text:p>3</text:p>
          </table:table-cell>
        </table:table-row>
        <table:table-row table:style-name="ro4">
          <table:table-cell table:style-name="ce2" office:value-type="string">
            <text:p>RenderTextur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3" draw:text-style-name="P1" svg:width="1.1413in" svg:height="3.1894in" svg:x="2.9031in" svg:y="0in" draw:caption-point-x="-0.2402in" draw:caption-point-y="0.4969in">
              <dc:creator>LS</dc:creator>
              <dc:date>2018-09-11T00:00:00</dc:date>
              <text:p text:style-name="P1"><text:span text:style-name="T1">SystemRenderer-flow.js:1529:15-27: RenderTexture</text:span></text:p>
              <text:p text:style-name="P1"><text:span text:style-name="T1">SystemRenderer-flow.js:1529:31-43: [class: RenderTexture]</text:span></text:p>
              <text:p text:style-name="P1"><text:span text:style-name="T1">SystemRenderer-flow.js:1529:31-110: RenderTexture</text:span></text:p>
              <text:p text:style-name="P1"><text:span text:style-name="T1">SystemRenderer-flow.js:1534:36-48: RenderTexture</text:span></text:p>
              <text:p text:style-name="P1"><text:span text:style-name="T1">SystemRenderer-flow.js:1536:16-28: RenderTexture</text:span></text:p>
            </office:annotation>
            <text:p>5</text:p>
          </table:table-cell>
        </table:table-row>
        <table:table-row table:style-name="ro4">
          <table:table-cell table:style-name="ce3" office:value-type="string">
            <text:p>EventEmitter</text:p>
          </table:table-cell>
          <table:table-cell table:style-name="ce9">
            <office:annotation draw:style-name="gr7" draw:text-style-name="P1" svg:width="1.1413in" svg:height="0.5457in" svg:x="2.0142in" svg:y="0.0665in" draw:caption-point-x="-0.2402in" draw:caption-point-y="0.5961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5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310">
            <text:p>131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602">
            <text:p>1602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ystemRenderer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ransform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 office:value-type="float" office:value="3">
            <office:annotation draw:style-name="gr20" draw:text-style-name="P1" svg:width="1.1413in" svg:height="1.4787in" svg:x="2.2811in" svg:y="0in" draw:caption-point-x="-0.2402in" draw:caption-point-y="0.1799in">
              <dc:creator>LS</dc:creator>
              <dc:date>2018-04-01T00:00:00</dc:date>
              <text:p text:style-name="P1"><text:span text:style-name="T1">Transform-flow.js:298:9-39: Point</text:span></text:p>
              <text:p text:style-name="P1"><text:span text:style-name="T1">Transform-flow.js:305:9-36: Point</text:span></text:p>
              <text:p text:style-name="P1"><text:span text:style-name="T1">Transform-flow.js:319:9-36: Point</text:span></text:p>
            </office:annotation>
            <text:p>3</text:p>
          </table:table-cell>
          <table:table-cell table:style-name="ce9" office:value-type="float" office:value="6">
            <office:annotation draw:style-name="gr21" draw:text-style-name="P1" svg:width="1.1413in" svg:height="2.8783in" svg:x="3.711in" svg:y="0in" draw:caption-point-x="-0.2402in" draw:caption-point-y="0.1799in">
              <dc:creator>LS</dc:creator>
              <dc:date>2018-04-01T00:00:00</dc:date>
              <text:p text:style-name="P1"><text:span text:style-name="T1">Transform-flow.js:298:25-39: Point</text:span></text:p>
              <text:p text:style-name="P1"><text:span text:style-name="T1">Transform-flow.js:298:29-33: [class: Point]</text:span></text:p>
              <text:p text:style-name="P1"><text:span text:style-name="T1">Transform-flow.js:305:22-36: Point</text:span></text:p>
              <text:p text:style-name="P1"><text:span text:style-name="T1">Transform-flow.js:305:26-30: [class: Point]</text:span></text:p>
              <text:p text:style-name="P1"><text:span text:style-name="T1">Transform-flow.js:319:22-36: Point</text:span></text:p>
              <text:p text:style-name="P1"><text:span text:style-name="T1">Transform-flow.js:319:26-30: [class: Point]</text:span></text:p>
            </office:annotation>
            <text:p>6</text:p>
          </table:table-cell>
        </table:table-row>
        <table:table-row table:style-name="ro2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7" draw:text-style-name="P1" svg:width="1.1413in" svg:height="0.5457in" svg:x="2.2811in" svg:y="0in" draw:caption-point-x="-0.2402in" draw:caption-point-y="0.3555in">
              <dc:creator>LS</dc:creator>
              <dc:date>2018-04-01T00:00:00</dc:date>
              <text:p text:style-name="P1"><text:span text:style-name="T1">Transform-flow.js:312:9-68: ObservablePoint</text:span></text:p>
            </office:annotation>
            <text:p>1</text:p>
          </table:table-cell>
          <table:table-cell table:style-name="ce9" office:value-type="float" office:value="2">
            <office:annotation draw:style-name="gr20" draw:text-style-name="P1" svg:width="1.1413in" svg:height="1.4787in" svg:x="3.711in" svg:y="0in" draw:caption-point-x="-0.2402in" draw:caption-point-y="0.3555in">
              <dc:creator>LS</dc:creator>
              <dc:date>2018-04-01T00:00:00</dc:date>
              <text:p text:style-name="P1"><text:span text:style-name="T1">Transform-flow.js:312:21-68: ObservablePoint</text:span></text:p>
              <text:p text:style-name="P1"><text:span text:style-name="T1">Transform-flow.js:312:25-39: [class: ObservablePoint]</text:span></text:p>
            </office:annotation>
            <text:p>2</text:p>
          </table:table-cell>
        </table:table-row>
        <table:table-row table:style-name="ro2">
          <table:table-cell table:style-name="ce10" office:value-type="string">
            <text:p>TransformBase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272">
            <text:p>272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434">
            <text:p>434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ransform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3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TransformBase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Matrix</text:p>
          </table:table-cell>
          <table:table-cell table:style-name="ce9" office:value-type="float" office:value="2">
            <office:annotation draw:style-name="gr8" draw:text-style-name="P1" svg:width="1.1413in" svg:height="1.0122in" svg:x="2.28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9-42: Matrix</text:span></text:p>
              <text:p text:style-name="P1"><text:span text:style-name="T1">TransformBase-flow.js:521:9-42: Matrix</text:span></text:p>
            </office:annotation>
            <text:p>2</text:p>
          </table:table-cell>
          <table:table-cell table:style-name="ce9" office:value-type="float" office:value="4">
            <office:annotation draw:style-name="gr1" draw:text-style-name="P1" svg:width="1.1413in" svg:height="2.2563in" svg:x="3.7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31-42: Matrix</text:span></text:p>
              <text:p text:style-name="P1"><text:span text:style-name="T1">TransformBase-flow.js:514:35-40: [class: Matrix]</text:span></text:p>
              <text:p text:style-name="P1"><text:span text:style-name="T1">TransformBase-flow.js:521:31-42: Matrix</text:span></text:p>
              <text:p text:style-name="P1"><text:span text:style-name="T1">TransformBase-flow.js:521:35-40: [class: Matrix]</text:span></text:p>
            </office:annotation>
            <text:p>4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492">
            <text:p>492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567">
            <text:p>56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ransformBas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7">
          <table:table-cell table:style-name="Default"/>
          <table:table-cell table:number-columns-repeated="2"/>
        </table:table-row>
        <table:table-row table:style-name="ro3" table:number-rows-repeated="1048548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TransformStatic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ObservablePoint</text:p>
          </table:table-cell>
          <table:table-cell table:style-name="ce9" office:value-type="float" office:value="4">
            <office:annotation draw:style-name="gr13" draw:text-style-name="P1" svg:width="1.1413in" svg:height="1.9453in" svg:x="2.2811in" svg:y="0.0043in" draw:caption-point-x="-0.2402in" draw:caption-point-y="0.1874in">
              <dc:creator>LS</dc:creator>
              <dc:date>2018-04-01T00:00:00</dc:date>
              <text:p text:style-name="P1"><text:span text:style-name="T1">TransformStatic-flow.js:213:9-70: ObservablePoint</text:span></text:p>
              <text:p text:style-name="P1"><text:span text:style-name="T1">TransformStatic-flow.js:220:9-67: ObservablePoint</text:span></text:p>
              <text:p text:style-name="P1"><text:span text:style-name="T1">TransformStatic-flow.js:227:9-67: ObservablePoint</text:span></text:p>
              <text:p text:style-name="P1"><text:span text:style-name="T1">TransformStatic-flow.js:234:9-68: ObservablePoint</text:span></text:p>
            </office:annotation>
            <text:p>4</text:p>
          </table:table-cell>
          <table:table-cell table:style-name="ce9" office:value-type="float" office:value="8">
            <office:annotation draw:style-name="gr22" draw:text-style-name="P1" svg:width="1.1413in" svg:height="5.6776in" svg:x="3.711in" svg:y="0.0043in" draw:caption-point-x="-0.2402in" draw:caption-point-y="0.1874in">
              <dc:creator>LS</dc:creator>
              <dc:date>2018-04-01T00:00:00</dc:date>
              <text:p text:style-name="P1"><text:span text:style-name="T1">TransformStatic-flow.js:213:25-70: ObservablePoint</text:span></text:p>
              <text:p text:style-name="P1"><text:span text:style-name="T1">TransformStatic-flow.js:213:29-43: [class: ObservablePoint]</text:span></text:p>
              <text:p text:style-name="P1"><text:span text:style-name="T1">TransformStatic-flow.js:220:22-67: ObservablePoint</text:span></text:p>
              <text:p text:style-name="P1"><text:span text:style-name="T1">TransformStatic-flow.js:220:26-40: [class: ObservablePoint]</text:span></text:p>
              <text:p text:style-name="P1"><text:span text:style-name="T1">TransformStatic-flow.js:227:22-67: ObservablePoint</text:span></text:p>
              <text:p text:style-name="P1"><text:span text:style-name="T1">TransformStatic-flow.js:227:26-40: [class: ObservablePoint]</text:span></text:p>
              <text:p text:style-name="P1"><text:span text:style-name="T1">TransformStatic-flow.js:234:21-68: ObservablePoint</text:span></text:p>
              <text:p text:style-name="P1"><text:span text:style-name="T1">TransformStatic-flow.js:234:25-39: [class: ObservablePoint]</text:span></text:p>
            </office:annotation>
            <text:p>8</text:p>
          </table:table-cell>
        </table:table-row>
        <table:table-row table:style-name="ro3">
          <table:table-cell table:style-name="ce10" office:value-type="string">
            <text:p>TransformBase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92">
            <text:p>192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386">
            <text:p>386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ransformStatic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OTAL" table:style-name="ta1" table:print="false">
        <table:table-column table:style-name="co6" table:default-cell-style-name="ce11"/>
        <table:table-column table:style-name="co1" table:number-columns-repeated="2" table:default-cell-style-name="Default"/>
        <table:table-row table:style-name="ro3">
          <table:table-cell office:value-type="string">
            <text:p>Associations:</text:p>
          </table:table-cell>
          <table:table-cell table:style-name="ce14" table:formula="of:=SUM([$DisplayObject.B2:$DisplayObject.B6])+SUM([$Transform.B2:$Transform.B4])+SUM([$TransformBase.B2:$TransformBase.B18])+SUM([$TransformStatic.B2:$TransformStatic.B19])+SUM([$Bounds.B2:$Bounds.B16])+SUM([$Rectangle.B2:$Rectangle.B20])+SUM([$Point.B2:$Point.B18])+SUM([$ObservablePoint.B2:$ObservablePoint.B18])+SUM([$Matrix.B2:$Matrix.B20])+SUM([$Circle.B2:$Circle.B20])+SUM([$Container.B2:$Container.B18])+SUM($#REF!.B2:$#REF!.B20)+SUM($#REF!.B2:$#REF!.B20)+SUM($#REF!.B2:$#REF!.B20)+SUM($#REF!.B2:$#REF!.B18)+SUM($#REF!.B2:$#REF!.B18)+SUM($#REF!.B2:$#REF!.B18)+SUM($#REF!.B2:$#REF!.B18)+SUM($#REF!.B2:$#REF!.B18)+SUM($#REF!.B2:$#REF!.B18)))))" office:value-type="float" office:value="0">
            <text:p>#NOME?</text:p>
          </table:table-cell>
          <table:table-cell table:style-name="ce15" table:formula="of:=SUM([$DisplayObject.C2:$DisplayObject.C6])+SUM([$Transform.C2:$Transform.C4])+SUM([$TransformBase.C2:$TransformBase.C18])+SUM([$TransformStatic.C2:$TransformStatic.C19])+SUM([$Bounds.C2:$Bounds.C16])+SUM([$Rectangle.C2:$Rectangle.C20])+SUM([$Point.C2:$Point.C18])+SUM([$ObservablePoint.C2:$ObservablePoint.C18])+SUM([$Matrix.C2:$Matrix.C20])+SUM([$Circle.C2:$Circle.C20])+SUM([$Container.C2:$Container.C18])+SUM($#REF!.C2:$#REF!.C20)+SUM($#REF!.C2:$#REF!.C20)+SUM($#REF!.C2:$#REF!.C20)+SUM($#REF!.C2:$#REF!.C18)+SUM($#REF!.C2:$#REF!.C18)+SUM($#REF!.C2:$#REF!.C18)+SUM($#REF!.C2:$#REF!.C18)+SUM($#REF!.C2:$#REF!.C18)+SUM($#REF!.C2:$#REF!.C18)))))" office:value-type="float" office:value="0">
            <text:p>#NOME?</text:p>
          </table:table-cell>
        </table:table-row>
        <table:table-row table:style-name="ro3">
          <table:table-cell table:style-name="ce12" office:value-type="string">
            <text:p>“uses” dependencies:</text:p>
          </table:table-cell>
          <table:table-cell table:number-columns-repeated="2"/>
        </table:table-row>
        <table:table-row table:style-name="ro2">
          <table:table-cell table:style-name="ce13" office:value-type="string">
            <text:p>Total:</text:p>
          </table:table-cell>
          <table:table-cell table:formula="of:=SUM([.B1];[.C1])" office:value-type="float" office:value="0">
            <text:p>#NOME?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9">09/19/2018</text:date>, <text:time>16:49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Silva</meta:initial-creator>
    <meta:creation-date>2018-02-04T17:47:27</meta:creation-date>
    <dc:date>2018-09-19T16:49:02</dc:date>
    <dc:creator>Leonardo Silva</dc:creator>
    <meta:editing-duration>P2DT3H3M49S</meta:editing-duration>
    <meta:editing-cycles>113</meta:editing-cycles>
    <meta:generator>OpenOffice/4.1.5$Unix OpenOffice.org_project/415m1$Build-9789</meta:generator>
    <meta:document-statistic meta:table-count="27" meta:cell-count="365" meta:object-count="0"/>
  </office:meta>
</office:document-meta>
</file>